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11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5" office:value-type="string">
            <text:p>Sp</text:p>
          </table:table-cell>
          <table:table-cell table:style-name="ce17" office:value-type="string">
            <text:p>Su</text:p>
          </table:table-cell>
          <table:table-cell table:style-name="ce19" office:value-type="string">
            <text:p>Au</text:p>
          </table:table-cell>
          <table:table-cell table:style-name="ce21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3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7" office:value-type="string">
            <text:p>drop2</text:p>
          </table:table-cell>
          <table:table-cell table:style-name="ce27" office:value-type="string">
            <text:p>RCC</text:p>
          </table:table-cell>
          <table:table-cell table:style-name="ce27" office:value-type="string">
            <text:p>stickRes</text:p>
          </table:table-cell>
          <table:table-cell table:style-name="ce27" office:value-type="string">
            <text:p>Tile</text:p>
          </table:table-cell>
          <table:table-cell table:style-name="ce27" office:value-type="string">
            <text:p>soleKill</text:p>
          </table:table-cell>
          <table:table-cell table:style-name="ce27" office:value-type="string">
            <text:p>addtlHitCheck</text:p>
          </table:table-cell>
          <table:table-cell table:style-name="ce27" office:value-type="string">
            <text:p>initFunc</text:p>
          </table:table-cell>
          <table:table-cell table:style-name="ce27" office:value-type="string">
            <text:p>turnFunc</text:p>
          </table:table-cell>
          <table:table-cell table:style-name="ce27" office:value-type="string">
            <text:p>wkSn</text:p>
          </table:table-cell>
          <table:table-cell table:style-name="ce27" office:value-type="string">
            <text:p>postHit</text:p>
          </table:table-cell>
          <table:table-cell table:style-name="ce27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0, 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0, 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3, 6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6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4, 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, 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, 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, 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turky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string">
            <text:p>5, 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5, 6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6, 6</text:p>
          </table:table-cell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2, 0</text:p>
          </table:table-cell>
          <table:table-cell office:value-type="float" office:value="400">
            <text:p>4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3, 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7, 6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2, 0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6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8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9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0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1, 0</text:p>
          </table:table-cell>
          <table:table-cell table:number-columns-repeated="3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9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4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1, 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700">
            <text:p>7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4, 0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string">
            <text:p>15, 0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6, 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10" office:value-type="string">
            <text:p>0, 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9">
            <text:p>-4.9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6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6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7, 0</text:p>
          </table:table-cell>
          <table:table-cell office:value-type="float" office:value="900">
            <text:p>9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8, 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5, 0</text:p>
          </table:table-cell>
          <table:table-cell office:value-type="float" office:value="850">
            <text:p>85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3, 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7, 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8, 0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0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1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2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3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4, 0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7, 6</text:p>
          </table:table-cell>
          <table:table-cell office:value-type="float" office:value="500">
            <text:p>5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18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6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1">
            <text:p>-0.1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5, 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9, 0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7, 0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5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6, 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1, 0</text:p>
          </table:table-cell>
          <table:table-cell office:value-type="float" office:value="5000">
            <text:p>5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0, 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8, 0</text:p>
          </table:table-cell>
          <table:table-cell office:value-type="float" office:value="6000">
            <text:p>60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29, 0</text:p>
          </table:table-cell>
          <table:table-cell office:value-type="float" office:value="8450">
            <text:p>84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0, 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1, 0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table:style-name="ce3" office:value-type="string">
            <text:p>seaMobst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1, 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Cav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27, 6</text:p>
          </table:table-cell>
          <table:table-cell office:value-type="float" office:value="700">
            <text:p>7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office:value-type="string">
            <text:p>soybean,0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shiny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2, 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mrWallFriend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12, 0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35">
            <text:p>-0.35</text:p>
          </table:table-cell>
          <table:table-cell office:value-type="float" office:value="-2.9">
            <text:p>-2.9</text:p>
          </table:table-cell>
          <table:table-cell office:value-type="float" office:value="1.65">
            <text:p>1.65</text:p>
          </table:table-cell>
          <table:table-cell office:value-type="float" office:value="1.9">
            <text:p>1.9</text:p>
          </table:table-cell>
          <table:table-cell office:value-type="string">
            <text:p>basicMany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400,80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style-name="Default"/>
          <table:table-cell table:number-columns-repeated="5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cav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3, 0</text:p>
          </table:table-cell>
          <table:table-cell office:value-type="float" office:value="1500">
            <text:p>150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grave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19, 0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egaya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string">
            <text:p>34, 0</text:p>
          </table:table-cell>
          <table:table-cell office:value-type="float" office:value="5000">
            <text:p>500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nathan</text:p>
          </table:table-cell>
          <table:table-cell/>
          <table:table-cell office:value-type="string">
            <text:p>3000,400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2">
          <table:table-cell office:value-type="string">
            <text:p>garfwax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3, 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.6">
            <text:p>-3.6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string">
            <text:p>basicMany</text:p>
          </table:table-cell>
          <table:table-cell office:value-type="string">
            <text:p>trapple,trapricot,travocado,trbanana,trgrapes,trkiwi,trlemon,trmango,trcoconut</text:p>
          </table:table-cell>
          <table:table-cell office:value-type="string">
            <text:p>100,200</text:p>
          </table:table-cell>
          <table:table-cell office:value-type="string">
            <text:p>coconut,10,20</text:p>
          </table:table-cell>
          <table:table-cell office:value-type="string">
            <text:p>apple,20,4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tre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trustworthyfrien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4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7">
            <text:p>-4.7</text:p>
          </table:table-cell>
          <table:table-cell office:value-type="float" office:value="4.6">
            <text:p>4.6</text:p>
          </table:table-cell>
          <table:table-cell office:value-type="float" office:value="3.6">
            <text:p>3.6</text:p>
          </table:table-cell>
          <table:table-cell office:value-type="string">
            <text:p>basic</text:p>
          </table:table-cell>
          <table:table-cell office:value-type="string">
            <text:p>portobello,shiitake,milkcap,blackshroom,poisnshroom,greenshroom,notdrugs</text:p>
          </table:table-cell>
          <table:table-cell office:value-type="string">
            <text:p>100,200</text:p>
          </table:table-cell>
          <table:table-cell office:value-type="string">
            <text:p>notdrugs,10,20</text:p>
          </table:table-cell>
          <table:table-cell office:value-type="string">
            <text:p>blackshroom,20,30</text:p>
          </table:table-cell>
          <table:table-cell office:value-type="string">
            <text:p>poisnshroom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log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doodoobirdhaha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5, 0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  <table:table-cell office:value-type="string">
            <text:p>basic</text:p>
          </table:table-cell>
          <table:table-cell office:value-type="string">
            <text:p>dodo</text:p>
          </table:table-cell>
          <table:table-cell office:value-type="string">
            <text:p>1000,1200</text:p>
          </table:table-cell>
          <table:table-cell office:value-type="string">
            <text:p>goldegg,10,20</text:p>
          </table:table-cell>
          <table:table-cell office:value-type="string">
            <text:p>apple,2,4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coop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golf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6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5.15">
            <text:p>5.15</text:p>
          </table:table-cell>
          <table:table-cell office:value-type="float" office:value="3.55">
            <text:p>3.55</text:p>
          </table:table-cell>
          <table:table-cell office:value-type="string">
            <text:p>basicMany</text:p>
          </table:table-cell>
          <table:table-cell office:value-type="string">
            <text:p>rice,arborio,blackrice,shortgrain,chestnut,lotus</text:p>
          </table:table-cell>
          <table:table-cell office:value-type="string">
            <text:p>100,200</text:p>
          </table:table-cell>
          <table:table-cell office:value-type="string">
            <text:p>lotus,10,20</text:p>
          </table:table-cell>
          <table:table-cell office:value-type="string">
            <text:p>arborio,5,10</text:p>
          </table:table-cell>
          <table:table-cell office:value-type="string">
            <text:p>chestnut,5,1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_strongsoil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conqueredscarecrow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7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-0.05">
            <text:p>-0.05</text:p>
          </table:table-cell>
          <table:table-cell office:value-type="float" office:value="-4.8">
            <text:p>-4.8</text:p>
          </table:table-cell>
          <table:table-cell office:value-type="float" office:value="5.2">
            <text:p>5.2</text:p>
          </table:table-cell>
          <table:table-cell office:value-type="float" office:value="3.8">
            <text:p>3.8</text:p>
          </table:table-cell>
          <table:table-cell office:value-type="string">
            <text:p>basicMany</text:p>
          </table:table-cell>
          <table:table-cell office:value-type="string">
            <text:p>asparagus,beet,bellpepper,carrot,corn,garlic,ginger,leek,pineapple,radish,rhubarb,spinach,tomato,gmocorn,saffron,soybean</text:p>
          </table:table-cell>
          <table:table-cell office:value-type="string">
            <text:p>100,200</text:p>
          </table:table-cell>
          <table:table-cell office:value-type="string">
            <text:p>saffron,0,1</text:p>
          </table:table-cell>
          <table:table-cell office:value-type="string">
            <text:p>gmocorn,8,16</text:p>
          </table:table-cell>
          <table:table-cell office:value-type="string">
            <text:p>pineapple,1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office:value-type="string">
            <text:p>fishingsnake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string">
            <text:p>8, 0</text:p>
          </table:table-cell>
          <table:table-cell office:value-type="float" office:value="3000">
            <text:p>30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office:value-type="float" office:value="4.95">
            <text:p>4.95</text:p>
          </table:table-cell>
          <table:table-cell office:value-type="float" office:value="4.15">
            <text:p>4.15</text:p>
          </table:table-cell>
          <table:table-cell office:value-type="string">
            <text:p>basicMany</text:p>
          </table:table-cell>
          <table:table-cell office:value-type="string">
            <text:p>goodrod,metalrod,net,bignet,ultrarod</text:p>
          </table:table-cell>
          <table:table-cell office:value-type="string">
            <text:p>100,200</text:p>
          </table:table-cell>
          <table:table-cell office:value-type="string">
            <text:p>ultrarod,10,20</text:p>
          </table:table-cell>
          <table:table-cell office:value-type="string">
            <text:p>bignet,10,20</text:p>
          </table:table-cell>
          <table:table-cell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watertile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10/01/2018</text:date>, <text:time>23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10-01T23:31:01.01</dc:date>
    <dc:creator>Seab Dinch</dc:creator>
    <meta:editing-duration>P79DT7H21M47S</meta:editing-duration>
    <meta:editing-cycles>507</meta:editing-cycles>
    <meta:generator>OpenOffice/4.1.2$Win32 OpenOffice.org_project/412m3$Build-9782</meta:generator>
    <meta:document-statistic meta:table-count="3" meta:cell-count="2124" meta:object-count="0"/>
  </office:meta>
</office:document-meta>
</file>